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ializableXid.getGlobalTransaction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ializableXid.getBranchQualifi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ializableXid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ializableXid.equals( Object xid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erializableXid.SerializableXid( Xid x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rializableXid.getForma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